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. Title, names and register numbers of students, name and designation of guide</text:p>
      <text:p text:style-name="Standard"/>
      <text:p text:style-name="Standard">ii.Abstract / Brief problem statement in a few paragraphs</text:p>
      <text:p text:style-name="Standard"/>
      <text:p text:style-name="Standard">iii. Literature survey / Summary of related work</text:p>
      <text:p text:style-name="Standard"/>
      <text:p text:style-name="Standard">iv. Specifications</text:p>
      <text:p text:style-name="Standard"/>
      <text:p text:style-name="Standard">v. Detailed analysis. (Choose and use any particular technique and reporting </text:p>
      <text:p text:style-name="Standard"/>
      <text:p text:style-name="Standard">format. )</text:p>
      <text:p text:style-name="Standard"/>
      <text:p text:style-name="Standard">vi. Preliminary design</text:p>
      <text:p text:style-name="Standard"/>
      <text:p text:style-name="Standard">vii. Top level Block Diagram</text:p>
      <text:p text:style-name="Standard"/>
      <text:p text:style-name="Standard">viii. Description of Input and Output to your entire system; Input and Output to </text:p>
      <text:p text:style-name="Standard"/>
      <text:p text:style-name="Standard">each module. </text:p>
      <text:p text:style-name="Standard"/>
      <text:p text:style-name="Standard">ix. Details of each module</text:p>
      <text:p text:style-name="Standard"/>
      <text:p text:style-name="Standard">x. Description of </text:p>
      <text:p text:style-name="Standard"/>
      <text:p text:style-name="Standard">demonstrate the work. </text:p>
      <text:p text:style-name="Standard"/>
      <text:p text:style-name="Standard">xi. List of references. List of references SHOULD be in standard format (as </text:p>
      <text:p text:style-name="Standard"/>
      <text:p text:style-name="Standard">xii. Install and use all the platforms/tools that you plan to use in your project, and </text:p>
      <text:p text:style-name="Standard"/>
      <text:p text:style-name="Standard">xiii. Access all the datasets that you plan to use in your project and then write a </text:p>
      <text:p text:style-name="Standard"/>
      <text:p text:style-name="Standard">c. Before you submit, get your report approved by your guide, and insert a line in the </text:p>
      <text:p text:style-name="Standard"/>
      <text:p text:style-name="Standard">email that “Attached report has been approved by guide.” AFTER YOU HAVE DONE SO. </text:p>
      <text:p text:style-name="Standard"/>
      <text:p text:style-name="Standard">d. This submission will carry marks included in the first review. </text:p>
      <text:p text:style-name="Standard"/>
      <text:p text:style-name="Standard">What will be finally demonstrated at the end of final year project. How you will </text:p>
      <text:p text:style-name="Standard"/>
      <text:p text:style-name="Standard">How you will validate your work.</text:p>
      <text:p text:style-name="Standard"/>
      <text:p text:style-name="Standard">What are possible measurements and comparisons which can be made. </text:p>
      <text:p text:style-name="Standard"/>
      <text:p text:style-name="Standard">used in IEEE Transactions). If all the information required is not in the soft copy of </text:p>
      <text:p text:style-name="Standard"/>
      <text:p text:style-name="Standard">the paper you have with you, search again, using the title of the paper and some of the </text:p>
      <text:p text:style-name="Standard"/>
      <text:p text:style-name="Standard">authors' names. The "base paper" (if any) should also be in the list of</text:p>
      <text:p text:style-name="Standard"/>
      <text:p text:style-name="Standard">references.</text:p>
      <text:p text:style-name="Standard"/>
      <text:p text:style-name="Standard"><text:soft-page-break/>then write a brief report</text:p>
      <text:p text:style-name="Standard"/>
      <text:p text:style-name="Standard">brief report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fdo</meta:initial-creator>
    <meta:creation-date>2013-12-24T14:36:36.62</meta:creation-date>
    <meta:document-statistic meta:table-count="0" meta:image-count="0" meta:object-count="0" meta:page-count="2" meta:paragraph-count="28" meta:word-count="255" meta:character-count="1453"/>
    <dc:date>2013-12-24T15:58:42.05</dc:date>
    <dc:creator>Daniel fdo</dc:creator>
    <meta:editing-duration>PT1H6M54S</meta:editing-duration>
    <meta:editing-cycles>1</meta:editing-cycles>
    <meta:generator>OpenOffice/4.0.0$Win32 OpenOffice.org_project/400m3$Build-9702</meta:generator>
  </office:meta>
</office:document-meta>
</file>